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1f" officeooo:paragraph-rsid="000f061f"/>
    </style:style>
    <style:style style:name="P2" style:family="paragraph" style:parent-style-name="Standard">
      <style:text-properties officeooo:rsid="000fa044" officeooo:paragraph-rsid="000fa04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61f" officeooo:paragraph-rsid="000f061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77183" officeooo:paragraph-rsid="00177183"/>
    </style:style>
    <style:style style:name="P5" style:family="paragraph" style:parent-style-name="Standard">
      <style:text-properties officeooo:rsid="0013ac21" officeooo:paragraph-rsid="000fa044"/>
    </style:style>
    <style:style style:name="P6" style:family="paragraph" style:parent-style-name="Standard">
      <style:text-properties style:text-underline-style="none" officeooo:rsid="00177183" officeooo:paragraph-rsid="00177183"/>
    </style:style>
    <style:style style:name="P7" style:family="paragraph" style:parent-style-name="Standard">
      <style:text-properties style:text-underline-style="none" officeooo:rsid="001dcb74" officeooo:paragraph-rsid="001dcb74"/>
    </style:style>
    <style:style style:name="P8" style:family="paragraph" style:parent-style-name="Standard">
      <style:text-properties style:text-underline-style="none" officeooo:rsid="0021bc5c" officeooo:paragraph-rsid="0021bc5c"/>
    </style:style>
    <style:style style:name="P9" style:family="paragraph" style:parent-style-name="Standard">
      <style:text-properties officeooo:rsid="00197d6e" officeooo:paragraph-rsid="00197d6e"/>
    </style:style>
    <style:style style:name="P10" style:family="paragraph" style:parent-style-name="Standard">
      <style:text-properties officeooo:rsid="00197d6e" officeooo:paragraph-rsid="001aa7b3"/>
    </style:style>
    <style:style style:name="P11" style:family="paragraph" style:parent-style-name="Standard">
      <style:text-properties fo:font-style="italic" officeooo:rsid="001a3416" officeooo:paragraph-rsid="001aa7b3" style:font-style-asian="italic" style:font-style-complex="italic"/>
    </style:style>
    <style:style style:name="P12" style:family="paragraph" style:parent-style-name="Standard">
      <style:text-properties style:text-underline-style="solid" style:text-underline-width="auto" style:text-underline-color="font-color" officeooo:rsid="00177183" officeooo:paragraph-rsid="00177183"/>
    </style:style>
    <style:style style:name="P13" style:family="paragraph" style:parent-style-name="Standard">
      <style:text-properties style:text-underline-style="none" officeooo:rsid="00177183" officeooo:paragraph-rsid="00177183"/>
    </style:style>
    <style:style style:name="P14" style:family="paragraph" style:parent-style-name="Standard">
      <style:text-properties style:text-underline-style="none" officeooo:rsid="000f061f" officeooo:paragraph-rsid="002acab2"/>
    </style:style>
    <style:style style:name="P15" style:family="paragraph" style:parent-style-name="Standard">
      <style:text-properties fo:font-style="italic" officeooo:rsid="001a3416" officeooo:paragraph-rsid="002acab2" style:font-style-asian="italic" style:font-style-complex="italic"/>
    </style:style>
    <style:style style:name="P16" style:family="paragraph" style:parent-style-name="Standard">
      <style:text-properties officeooo:rsid="00197d6e" officeooo:paragraph-rsid="002acab2"/>
    </style:style>
    <style:style style:name="P17" style:family="paragraph" style:parent-style-name="Standard">
      <style:paragraph-properties fo:break-before="page"/>
      <style:text-properties style:text-underline-style="solid" style:text-underline-width="auto" style:text-underline-color="font-color" officeooo:rsid="00177183" officeooo:paragraph-rsid="00177183"/>
    </style:style>
    <style:style style:name="T1" style:family="text">
      <style:text-properties officeooo:rsid="000fa044"/>
    </style:style>
    <style:style style:name="T2" style:family="text">
      <style:text-properties officeooo:rsid="00110b15"/>
    </style:style>
    <style:style style:name="T3" style:family="text">
      <style:text-properties officeooo:rsid="0012b74f"/>
    </style:style>
    <style:style style:name="T4" style:family="text">
      <style:text-properties officeooo:rsid="001c4dd3"/>
    </style:style>
    <style:style style:name="T5" style:family="text">
      <style:text-properties officeooo:rsid="001d0a61"/>
    </style:style>
    <style:style style:name="T6" style:family="text">
      <style:text-properties officeooo:rsid="00206336"/>
    </style:style>
    <style:style style:name="T7" style:family="text">
      <style:text-properties officeooo:rsid="0021bc5c"/>
    </style:style>
    <style:style style:name="T8" style:family="text">
      <style:text-properties officeooo:rsid="0025f23e"/>
    </style:style>
    <style:style style:name="T9" style:family="text">
      <style:text-properties officeooo:rsid="0027dd0c"/>
    </style:style>
    <style:style style:name="T10" style:family="text">
      <style:text-properties officeooo:rsid="0028fc78"/>
    </style:style>
    <style:style style:name="T11" style:family="text">
      <style:text-properties fo:font-style="italic" officeooo:rsid="0028fc78" style:font-style-asian="italic" style:font-style-complex="italic"/>
    </style:style>
    <style:style style:name="T12" style:family="text">
      <style:text-properties fo:font-style="normal" officeooo:rsid="0028fc78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 format (.<text:span text:style-name="T1">s</text:span>ong)</text:p>
      <text:p text:style-name="P1"/>
      <text:p text:style-name="P10">The song format can include simple melodies, chords and rhythm sections. </text:p>
      <text:p text:style-name="P11"/>
      <text:p text:style-name="P1">assignment := value and // as comments throughout, <text:span text:style-name="T1">done by the compiler shell.</text:span></text:p>
      <text:p text:style-name="P1"/>
      <text:p text:style-name="P4">Melody and Melody Chord Section</text:p>
      <text:p text:style-name="P4"/>
      <text:p text:style-name="P1">Each line represents <text:span text:style-name="T2">multiple bars seperated by |</text:span></text:p>
      <text:p text:style-name="P1"/>
      <text:p text:style-name="P2">0123456789 <text:tab/>represents one note of standard length (one beat usually) on the current tab line.</text:p>
      <text:p text:style-name="P2">^ and v represent up and down one tab line respectively, <text:span text:style-name="T3">next note only.</text:span></text:p>
      <text:p text:style-name="P2">GDAE represent that string (G being the top tab line)</text:p>
      <text:p text:style-name="P2">o adds one beat to the current note length</text:p>
      <text:p text:style-name="P2">. adds half a beat </text:p>
      <text:p text:style-name="P2">- deducts half a beat (converting a beat to a half beat)</text:p>
      <text:p text:style-name="P2">= deducts three quarters of a beat (converting a beat to a quarter beat)</text:p>
      <text:p text:style-name="P2">&amp; is a rest (in practice same as ‘o’)</text:p>
      <text:p text:style-name="P2">[<text:span text:style-name="T8">abcd</text:span>] plays a chord with frets <text:span text:style-name="T8">abcd</text:span>, in this case <text:span text:style-name="T10">d</text:span> is <text:span text:style-name="T8">G</text:span> e.g. the <text:span text:style-name="T8">bottom</text:span> string, <text:span text:style-name="T8">and a E the top string,</text:span> all four must be present except X is an option for don’t play this chord. <text:span text:style-name="T8">So on a mandolin the G chord would be 3200. This is how it reads off the tab. Note: this is </text:span><text:span text:style-name="T11">not</text:span><text:span text:style-name="T12"> the same as the rhythm specification (which would be 0023)</text:span></text:p>
      <text:p text:style-name="P2">“xxxx” sets the text for this bar.</text:p>
      <text:p text:style-name="P2">@x sets the beat rate to 1/x (default is 1) e.g. @2 makes every unspecified note a half beat.</text:p>
      <text:p text:style-name="P5"/>
      <text:p text:style-name="P4"/>
      <text:p text:style-name="P17">Rhythm Section <text:span text:style-name="T6">(completely revised 23/11/2016)</text:span></text:p>
      <text:p text:style-name="P4"/>
      <text:p text:style-name="P6">Detected by presence of curly brackets.</text:p>
      <text:p text:style-name="P6"/>
      <text:p text:style-name="P6">{ <text:span text:style-name="T4">[pos] &lt;chord&gt;</text:span> } specifies the chord to be played (e.g. cm7). These are looked up in chord definitions (chord_cm7 := X41X or specified in it (e.g. cm7:X41X), - means play the same chord as previously, X is no chord (the default). <text:s/><text:span text:style-name="T9">This is not the same spec as for chords in the songs, e.g. 0023 means open on G and D, fret 2 on A, fret 3 on E</text:span></text:p>
      <text:p text:style-name="P6"/>
      <text:p text:style-name="P7">If the {} is at the start of the bar definition, it is in beat 1. The next beat to be specified will be at beat b/2+1 (e.g. 2 for 2/4, 2 for 3/4,3 for 4/4, 4 for 6/8 time)</text:p>
      <text:p text:style-name="P7"/>
      <text:p text:style-name="P7">If it is in the middle of a bar definition it is half way through by default (see above)</text:p>
      <text:p text:style-name="P7"/>
      <text:p text:style-name="P7">If further {} are discovered these are at the next beat, so “{a} hello {b} {c}” will play a at beat 1, b at beat 3 and c at beat 4 (and their off beat up strokes)</text:p>
      <text:p text:style-name="P7"/>
      <text:p text:style-name="P7">A positional value can be placed in front of the chord to put it in the correct place so “{ 4 a } hello” will switch to a on beat 4, (for beats 1,2,3 it plays whatever the current chord is). Chords must be in order in the bar to work however.</text:p>
      <text:p text:style-name="P7"/>
      <text:p text:style-name="P8">Empty curly brackets means ‘continue with current’</text:p>
      <text:p text:style-name="P8"/>
      <text:p text:style-name="P6">Text defines bars, text being subdivided by bar lines e.g. “Hello|World|!” is three bars. If no “” is present it is a single bar without words. <text:span text:style-name="T5">Each bar can have a seperate arrangement, in the absence of any being specified it continues with the previous chord.</text:span></text:p>
      <text:p text:style-name="P6"/>
      <text:p text:style-name="P6">Patterns are set using @n ; this sets to pattern_&lt;n&gt; which is a mixture of . (space) n v ^ characters which is of such a length where mod(length,beats) is zero ; the pattern is repeated started from the change position. <text:span text:style-name="T7">Any @n in a bar sets the pattern for the whole bar.</text:span></text:p>
      <text:p text:style-name="P6"/>
      <text:p text:style-name="P15">Consider adding : macros, lookup for chords in melody.</text:p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08:33.216826813</meta:creation-date>
    <dc:date>2016-12-27T19:40:40.448057154</dc:date>
    <meta:editing-duration>PT34M15S</meta:editing-duration>
    <meta:editing-cycles>21</meta:editing-cycles>
    <meta:generator>LibreOffice/5.2.4.2.0$Linux_X86_64 LibreOffice_project/20m0$Build-2</meta:generator>
    <meta:document-statistic meta:table-count="0" meta:image-count="0" meta:object-count="0" meta:page-count="2" meta:paragraph-count="27" meta:word-count="568" meta:character-count="2885" meta:non-whitespace-character-count="2340"/>
  </office:meta>
</office:document-meta>
</file>